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nfiguración y Gestión del Módulo CRM en Odoo 17</text:span></text:h>
      <text:h text:style-name="Heading_20_4" text:outline-level="4"><text:span text:style-name="Strong_20_Emphasis">1. Activar y Configurar el Módulo CRM</text:span>:</text:h>
      <text:list text:style-name="L1">
        <text:list-item>
          <text:p text:style-name="P1"><text:span text:style-name="Strong_20_Emphasis">Activar el Módulo</text:span>:</text:p>
          <text:list>
            <text:list-item>
              <text:p text:style-name="P2">Desde el Panel de Aplicaciones, instala y activa el módulo <text:span text:style-name="Strong_20_Emphasis">CRM</text:span>.</text:p>
            </text:list-item>
          </text:list>
        </text:list-item>
        <text:list-item>
          <text:p text:style-name="P1"><text:span text:style-name="Strong_20_Emphasis">Configurar Ajustes Iniciales</text:span>:</text:p>
          <text:list>
            <text:list-item>
              <text:p text:style-name="P2">Ve a <text:span text:style-name="Strong_20_Emphasis">CRM</text:span> &gt; <text:span text:style-name="Strong_20_Emphasis">Configuración</text:span> &gt; <text:span text:style-name="Strong_20_Emphasis">Ajustes</text:span>.</text:p>
            </text:list-item>
            <text:list-item>
              <text:p text:style-name="P2">Activa las opciones:</text:p>
              <text:list>
                <text:list-item>
                  <text:p text:style-name="P2"><text:span text:style-name="Strong_20_Emphasis">Leads</text:span>.</text:p>
                </text:list-item>
                <text:list-item>
                  <text:p text:style-name="P2"><text:span text:style-name="Strong_20_Emphasis">Múltiples equipos</text:span>.</text:p>
                </text:list-item>
              </text:list>
            </text:list-item>
            <text:list-item>
              <text:p text:style-name="P2">Haz clic en <text:span text:style-name="Strong_20_Emphasis">Guardar</text:span>.</text:p>
            </text:list-item>
          </text:list>
        </text:list-item>
        <text:list-item>
          <text:p text:style-name="P1"><text:span text:style-name="Strong_20_Emphasis">Configurar Equipos de Venta</text:span>:</text:p>
          <text:list>
            <text:list-item>
              <text:p text:style-name="P2">Ve a <text:span text:style-name="Strong_20_Emphasis">CRM</text:span> &gt; <text:span text:style-name="Strong_20_Emphasis">Configuración</text:span> &gt; <text:span text:style-name="Strong_20_Emphasis">Equipos de Venta</text:span>.</text:p>
            </text:list-item>
            <text:list-item>
              <text:p text:style-name="P2">Por defecto, verás dos equipos: <text:span text:style-name="Strong_20_Emphasis">Ventas</text:span> y <text:span text:style-name="Strong_20_Emphasis">Sitio Web</text:span>.</text:p>
            </text:list-item>
            <text:list-item>
              <text:p text:style-name="P2">Para crear un nuevo equipo:</text:p>
              <text:list>
                <text:list-item>
                  <text:p text:style-name="P2">Haz clic en <text:span text:style-name="Strong_20_Emphasis">Crear</text:span> y completa:</text:p>
                  <text:list>
                    <text:list-item>
                      <text:p text:style-name="P2"><text:span text:style-name="Strong_20_Emphasis">Nombre del equipo</text:span>: Feria.</text:p>
                    </text:list-item>
                    <text:list-item>
                      <text:p text:style-name="P2"><text:span text:style-name="Strong_20_Emphasis">Líder del equipo</text:span>: Carlos.</text:p>
                    </text:list-item>
                    <text:list-item>
                      <text:p text:style-name="P2"><text:span text:style-name="Strong_20_Emphasis">Alias de correo electrónico</text:span>: (si está disponible).</text:p>
                    </text:list-item>
                    <text:list-item>
                      <text:p text:style-name="P2"><text:span text:style-name="Strong_20_Emphasis">Aceptar correos electrónicos</text:span>: Todos.</text:p>
                    </text:list-item>
                    <text:list-item>
                      <text:p text:style-name="P2"><text:span text:style-name="Strong_20_Emphasis">Objetivo de facturación</text:span>: 5000.</text:p>
                    </text:list-item>
                  </text:list>
                </text:list-item>
                <text:list-item>
                  <text:p text:style-name="P2">Agrega miembros al equipo.</text:p>
                </text:list-item>
                <text:list-item>
                  <text:p text:style-name="P1">Haz clic en <text:span text:style-name="Strong_20_Emphasis">Guardar</text:span>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Crear y Gestionar Leads</text:span>:</text:h>
      <text:list text:style-name="L2">
        <text:list-item>
          <text:p text:style-name="P3"><text:span text:style-name="Strong_20_Emphasis">Crear un Nuevo Lead</text:span>:</text:p>
          <text:list>
            <text:list-item>
              <text:p text:style-name="P4">Ve a la pestaña <text:span text:style-name="Strong_20_Emphasis">Leads</text:span> y haz clic en <text:span text:style-name="Strong_20_Emphasis">Nuevo</text:span>.</text:p>
            </text:list-item>
            <text:list-item>
              <text:p text:style-name="P4">Completa los campos básicos:</text:p>
              <text:list>
                <text:list-item>
                  <text:p text:style-name="P4"><text:span text:style-name="Strong_20_Emphasis">Nombre</text:span>: Venta a rep BBVA.</text:p>
                </text:list-item>
                <text:list-item>
                  <text:p text:style-name="P4"><text:span text:style-name="Strong_20_Emphasis">Probabilidad</text:span>: 50%.</text:p>
                </text:list-item>
                <text:list-item>
                  <text:p text:style-name="P4"><text:span text:style-name="Strong_20_Emphasis">Empresa</text:span>: BBVA.</text:p>
                </text:list-item>
                <text:list-item>
                  <text:p text:style-name="P4"><text:span text:style-name="Strong_20_Emphasis">Dirección</text:span>: Calle de la Moneda, Madrid, España, 28005.</text:p>
                </text:list-item>
                <text:list-item>
                  <text:p text:style-name="P4"><text:span text:style-name="Strong_20_Emphasis">Contacto</text:span>: Marta Suárez.</text:p>
                </text:list-item>
                <text:list-item>
                  <text:p text:style-name="P4"><text:span text:style-name="Strong_20_Emphasis">Correo electrónico</text:span>: msuarez@loquesea.es.</text:p>
                </text:list-item>
                <text:list-item>
                  <text:p text:style-name="P4"><text:span text:style-name="Strong_20_Emphasis">Equipo de ventas</text:span>: Ferias.</text:p>
                </text:list-item>
              </text:list>
            </text:list-item>
            <text:list-item>
              <text:p text:style-name="P4">En la pestaña <text:span text:style-name="Strong_20_Emphasis">Información adicional</text:span>:</text:p>
              <text:list>
                <text:list-item>
                  <text:p text:style-name="P4"><text:span text:style-name="Strong_20_Emphasis">Campaña</text:span>: Black Friday.</text:p>
                </text:list-item>
              </text:list>
            </text:list-item>
            <text:list-item>
              <text:p text:style-name="P4">Haz clic en <text:span text:style-name="Strong_20_Emphasis">Guardar</text:span>.</text:p>
            </text:list-item>
          </text:list>
        </text:list-item>
        <text:list-item>
          <text:p text:style-name="P3"><text:span text:style-name="Strong_20_Emphasis">Agregar Actividades al Lead</text:span>:</text:p>
          <text:list>
            <text:list-item>
              <text:p text:style-name="P4">Desde el Lead, accede a la pestaña <text:span text:style-name="Strong_20_Emphasis">Actividades</text:span>.</text:p>
            </text:list-item>
            <text:list-item>
              <text:p text:style-name="P4">Haz clic en <text:span text:style-name="Strong_20_Emphasis">Nuevo</text:span> y completa:</text:p>
              <text:list>
                <text:list-item>
                  <text:p text:style-name="P4"><text:span text:style-name="Strong_20_Emphasis">Tipo de actividad</text:span>: Correo electrónico.</text:p>
                </text:list-item>
                <text:list-item>
                  <text:p text:style-name="P4"><text:soft-page-break/><text:span text:style-name="Strong_20_Emphasis">Resumen</text:span>: Discutir propuestas.</text:p>
                </text:list-item>
                <text:list-item>
                  <text:p text:style-name="P4"><text:span text:style-name="Strong_20_Emphasis">Fecha de vencimiento</text:span>: Según corresponda.</text:p>
                </text:list-item>
              </text:list>
            </text:list-item>
            <text:list-item>
              <text:p text:style-name="P4">Guarda y marca la actividad como hecha si es necesario.</text:p>
            </text:list-item>
          </text:list>
        </text:list-item>
        <text:list-item>
          <text:p text:style-name="P3"><text:span text:style-name="Strong_20_Emphasis">Convertir un Lead en Oportunidad</text:span>:</text:p>
          <text:list>
            <text:list-item>
              <text:p text:style-name="P4">Desde el Lead, haz clic en <text:span text:style-name="Strong_20_Emphasis">Convertir en Oportunidad</text:span>.</text:p>
            </text:list-item>
            <text:list-item>
              <text:p text:style-name="P4">Asigna:</text:p>
              <text:list>
                <text:list-item>
                  <text:p text:style-name="P4"><text:span text:style-name="Strong_20_Emphasis">Comercial</text:span>.</text:p>
                </text:list-item>
                <text:list-item>
                  <text:p text:style-name="P4"><text:span text:style-name="Strong_20_Emphasis">Equipo de ventas</text:span>.</text:p>
                </text:list-item>
                <text:list-item>
                  <text:p text:style-name="P4"><text:span text:style-name="Strong_20_Emphasis">Cliente</text:span>: Crear nuevo cliente.</text:p>
                </text:list-item>
              </text:list>
            </text:list-item>
            <text:list-item>
              <text:p text:style-name="P3">Haz clic en <text:span text:style-name="Strong_20_Emphasis">Crear Oportunidad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Gestionar Oportunidades</text:span>:</text:h>
      <text:list text:style-name="L3">
        <text:list-item>
          <text:p text:style-name="P5"><text:span text:style-name="Strong_20_Emphasis">Actualizar Detalles de la Oportunidad</text:span>:</text:p>
          <text:list>
            <text:list-item>
              <text:p text:style-name="P6">Ve a la Oportunidad creada y completa:</text:p>
              <text:list>
                <text:list-item>
                  <text:p text:style-name="P6"><text:span text:style-name="Strong_20_Emphasis">Ingreso esperado</text:span>: 1500.</text:p>
                </text:list-item>
                <text:list-item>
                  <text:p text:style-name="P6"><text:span text:style-name="Strong_20_Emphasis">Probabilidad</text:span>: 50%.</text:p>
                </text:list-item>
                <text:list-item>
                  <text:p text:style-name="P6"><text:span text:style-name="Strong_20_Emphasis">Cierre previsto</text:span>: Fecha futura.</text:p>
                </text:list-item>
                <text:list-item>
                  <text:p text:style-name="P6"><text:span text:style-name="Strong_20_Emphasis">Etiqueta</text:span>: Productos.</text:p>
                </text:list-item>
              </text:list>
            </text:list-item>
          </text:list>
        </text:list-item>
        <text:list-item>
          <text:p text:style-name="P5"><text:span text:style-name="Strong_20_Emphasis">Configurar el Flujo de Ventas</text:span>:</text:p>
          <text:list>
            <text:list-item>
              <text:p text:style-name="P6">Ve a <text:span text:style-name="Strong_20_Emphasis">CRM</text:span> &gt; <text:span text:style-name="Strong_20_Emphasis">Ventas</text:span> &gt; <text:span text:style-name="Strong_20_Emphasis">Flujo</text:span>.</text:p>
            </text:list-item>
            <text:list-item>
              <text:p text:style-name="P6">Personaliza las etapas desde el botón <text:span text:style-name="Strong_20_Emphasis">Etapas</text:span> (parte superior derecha):</text:p>
              <text:list>
                <text:list-item>
                  <text:p text:style-name="P6">Haz clic en <text:span text:style-name="Strong_20_Emphasis">Crear</text:span> y completa:</text:p>
                  <text:list>
                    <text:list-item>
                      <text:p text:style-name="P6"><text:span text:style-name="Strong_20_Emphasis">Nombre de la etapa</text:span>: ET-Inicial.</text:p>
                    </text:list-item>
                    <text:list-item>
                      <text:p text:style-name="P6">Configuración: No marques como etapa ganada ni flujo plegado.</text:p>
                    </text:list-item>
                  </text:list>
                </text:list-item>
                <text:list-item>
                  <text:p text:style-name="P6">Guarda.</text:p>
                </text:list-item>
              </text:list>
            </text:list-item>
          </text:list>
        </text:list-item>
        <text:list-item>
          <text:p text:style-name="P5"><text:span text:style-name="Strong_20_Emphasis">Programar Actividades</text:span>:</text:p>
          <text:list>
            <text:list-item>
              <text:p text:style-name="P6">Desde la Oportunidad, haz clic en <text:span text:style-name="Strong_20_Emphasis">Nueva Actividad</text:span>.</text:p>
            </text:list-item>
            <text:list-item>
              <text:p text:style-name="P6">Completa:</text:p>
              <text:list>
                <text:list-item>
                  <text:p text:style-name="P6"><text:span text:style-name="Strong_20_Emphasis">Tipo de actividad</text:span>: Reunión.</text:p>
                </text:list-item>
                <text:list-item>
                  <text:p text:style-name="P6"><text:span text:style-name="Strong_20_Emphasis">Resumen</text:span>: Acercar posturas.</text:p>
                </text:list-item>
                <text:list-item>
                  <text:p text:style-name="P6"><text:span text:style-name="Strong_20_Emphasis">Fecha</text:span>: 3 de diciembre (ejemplo).</text:p>
                </text:list-item>
                <text:list-item>
                  <text:p text:style-name="P6"><text:span text:style-name="Strong_20_Emphasis">Asistentes</text:span>: Agrega participantes.</text:p>
                </text:list-item>
                <text:list-item>
                  <text:p text:style-name="P6"><text:span text:style-name="Strong_20_Emphasis">URL de videollamada</text:span>: Usa la opción de Odoo si lo deseas.</text:p>
                </text:list-item>
              </text:list>
            </text:list-item>
            <text:list-item>
              <text:p text:style-name="P6">Guarda y verifica que aparece en el calendario.</text:p>
            </text:list-item>
          </text:list>
        </text:list-item>
        <text:list-item>
          <text:p text:style-name="P5"><text:span text:style-name="Strong_20_Emphasis">Gestionar el Flujo de la Oportunidad</text:span>:</text:p>
          <text:list>
            <text:list-item>
              <text:p text:style-name="P6">Desde el flujo Kanban:</text:p>
              <text:list>
                <text:list-item>
                  <text:p text:style-name="P6">Arrastra la tarjeta entre etapas.</text:p>
                </text:list-item>
                <text:list-item>
                  <text:p text:style-name="P6">El sistema indica el tiempo en cada etapa.</text:p>
                </text:list-item>
              </text:list>
            </text:list-item>
            <text:list-item>
              <text:p text:style-name="P6">Las actividades se destacan por colores:</text:p>
              <text:list>
                <text:list-item>
                  <text:p text:style-name="P6">Verde: A futuro.</text:p>
                </text:list-item>
                <text:list-item>
                  <text:p text:style-name="P6">Amarillo: Para hoy.</text:p>
                </text:list-item>
                <text:list-item>
                  <text:p text:style-name="P5">Rojo: Pasado.</text:p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4" text:outline-level="4"><text:span text:style-name="Strong_20_Emphasis">4. Notas y Seguimiento</text:span>:</text:h>
      <text:list text:style-name="L4">
        <text:list-item>
          <text:p text:style-name="P7"><text:span text:style-name="Strong_20_Emphasis">Agregar Notas a Actividades</text:span>:</text:p>
          <text:list>
            <text:list-item>
              <text:p text:style-name="P8">Desde una actividad, escribe una nota como: "La reunión fue satisfactoria."</text:p>
            </text:list-item>
            <text:list-item>
              <text:p text:style-name="P8">Guarda la actividad.</text:p>
            </text:list-item>
          </text:list>
        </text:list-item>
        <text:list-item>
          <text:p text:style-name="P7"><text:span text:style-name="Strong_20_Emphasis">Seguimiento del Tiempo en Etapas</text:span>:</text:p>
          <text:list>
            <text:list-item>
              <text:p text:style-name="P7">Odoo muestra el tiempo que cada oportunidad pasa en cada etapa del fluj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59:40.483492124</meta:creation-date>
    <dc:date>2024-12-09T11:00:32.154938970</dc:date>
    <meta:editing-duration>PT53S</meta:editing-duration>
    <meta:editing-cycles>1</meta:editing-cycles>
    <meta:document-statistic meta:table-count="0" meta:image-count="0" meta:object-count="0" meta:page-count="3" meta:paragraph-count="87" meta:word-count="518" meta:character-count="2842" meta:non-whitespace-character-count="2493"/>
    <meta:generator>LibreOffice/24.2.6.2$Linux_X86_64 LibreOffice_project/420$Build-2</meta:generator>
  </office:meta>
</office:document-meta>
</file>